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FileMarshaler.readMessage( MessageExchange exchange , NormalizedMessage message , InputStream i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FileMarshaler.get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FileMarshaler.copyInputStream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naryFileMarshaler.setAttachment( String attach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FileMarshal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FileMarshale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FileMarshaler.writeMessage( MessageExchange exchange , NormalizedMessage message , OutputStream ou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